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Standard">
      <style:text-properties fo:font-size="10pt" fo:font-style="italic" fo:background-color="transparent" style:font-size-asian="10pt" style:font-style-asian="italic" style:font-size-complex="10pt" style:font-style-complex="italic"/>
    </style:style>
    <style:style style:name="P3" style:family="paragraph" style:parent-style-name="Standard">
      <style:text-properties style:text-underline-style="solid" style:text-underline-type="double" style:text-underline-width="auto" style:text-underline-color="font-color"/>
    </style:style>
    <style:style style:name="P4" style:family="paragraph" style:parent-style-name="Standard">
      <style:paragraph-properties fo:text-align="start" style:justify-single-word="false"/>
    </style:style>
    <style:style style:name="P5" style:family="paragraph" style:parent-style-name="Text_20_body" style:list-style-name="L1"/>
    <style:style style:name="P6" style:family="paragraph" style:parent-style-name="Heading_20_3">
      <style:paragraph-properties fo:background-color="transparent">
        <style:background-image/>
      </style:paragraph-properties>
      <style:text-properties fo:background-color="transparent"/>
    </style:style>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paragraph-properties fo:text-align="start" style:justify-single-word="false"/>
    </style:style>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text-properties fo:font-size="10pt" fo:font-style="italic" style:font-size-asian="10pt" style:font-style-asian="italic" style:font-size-complex="10pt" style:font-style-complex="italic"/>
    </style:style>
    <style:style style:name="P26" style:family="paragraph" style:parent-style-name="Standard" style:list-style-name="L20"/>
    <style:style style:name="P27" style:family="paragraph" style:parent-style-name="Standard">
      <style:text-properties fo:font-weight="bold" style:font-weight-asian="bold" style:font-weight-complex="bold"/>
    </style:style>
    <style:style style:name="P28" style:family="paragraph" style:parent-style-name="Standard">
      <style:paragraph-properties fo:break-before="page"/>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fo:background-color="transparent" style:font-size-asian="10pt" style:font-style-asian="italic" style:font-size-complex="10pt" style:font-style-complex="italic"/>
    </style:style>
    <style:style style:name="T3" style:family="text">
      <style:text-properties style:font-size-asian="10pt" style:font-style-asian="italic" style:font-size-complex="10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AHIER DES CHARGES : INTRO+ METADONNEES</text:p>
      <text:p text:style-name="Standard"/>
      <text:p text:style-name="Standard"/>
      <text:p text:style-name="Standard"/>
      <text:p text:style-name="Standard"/>
      <text:p text:style-name="P28"/>
      <text:p text:style-name="Standard"/>
      <text:p text:style-name="P27">INTRODUCTION</text:p>
      <text:p text:style-name="Standard"/>
      <text:p text:style-name="Standard"/>
      <text:p text:style-name="Standard">Cette proposition de schéma vise à définir un ensemble de balises TEI 5 pour enrichir les éditions de correspondances épistolaires en tenant compte de la dimension interdisciplinaire (littérature, sciences...) propre à ce type de corpus. L'objectif est de permettre l'application de fonctionnalités pour l'exploration et la visualisation croisée de métadonnées et données de lettres dans de le cadre d'une édition électronique de correspondances. </text:p>
      <text:p text:style-name="Standard"/>
      <text:p text:style-name="Standard">Nous avons décidé qu'il convenait d'encoder un seul document par fichier xml. </text:p>
      <text:p text:style-name="Standard"/>
      <text:p text:style-name="Standard"/>
      <text:h text:style-name="Heading_20_1" text:outline-level="1">Objectifs rendu visuel (proposition)</text:h>
      <text:p text:style-name="Standard"/>
      <text:p text:style-name="Standard"/>
      <text:p text:style-name="Standard"/>
      <text:p text:style-name="Standard"/>
      <text:p text:style-name="Standard"/>
      <text:p text:style-name="Standard">Le schéma doit permettre : </text:p>
      <text:p text:style-name="Standard"/>
      <text:p text:style-name="Standard"/>
      <text:list xml:id="list5406937970161860085" text:style-name="L1">
        <text:list-item>
          <text:p text:style-name="P5">la mise à jour progressive des corpus par intégration de nouvelles lettres</text:p>
        </text:list-item>
        <text:list-item>
          <text:p text:style-name="P5">l'affichage d'une page de présentation d'un corpus de correspondances (présentation scientifique, statistiques, compteur de lettres)</text:p>
        </text:list-item>
        <text:list-item>
          <text:p text:style-name="P5">une visualisation de l'image et du texte d'un document </text:p>
        </text:list-item>
        <text:list-item>
          <text:p text:style-name="P5">l'identification de la lettre précédente et la lettre suivante</text:p>
        </text:list-item>
        <text:list-item>
          <text:p text:style-name="P5">l'identification de la lettre à laquelle la lettre encodée répond</text:p>
        </text:list-item>
        <text:list-item>
          <text:p text:style-name="P5">l'identification de la lettre qui répond à la lettre encodée </text:p>
        </text:list-item>
        <text:list-item>
          <text:p text:style-name="P5">de renvoyer vers une autre lettre référencée dans la lettre encodée</text:p>
        </text:list-item>
        <text:list-item>
          <text:p text:style-name="P5">de visualiser les notes ajoutées par les éditeurs</text:p>
        </text:list-item>
        <text:list-item>
          <text:p text:style-name="P5">une indexation par correspondant/expéditeur/destinataire</text:p>
        </text:list-item>
        <text:list-item>
          <text:p text:style-name="P5">une indexation par lieu d'expédition/de réception</text:p>
        </text:list-item>
        <text:list-item>
          <text:p text:style-name="P5">une indexation par lieu de conservation </text:p>
        </text:list-item>
        <text:list-item>
          <text:p text:style-name="P5">une indexation chronologique (ex : frise)</text:p>
        </text:list-item>
        <text:list-item>
          <text:p text:style-name="P5">une indexation thématique </text:p>
        </text:list-item>
        <text:list-item>
          <text:p text:style-name="P5">une indexation des entités nommées contenues dans le texte </text:p>
        </text:list-item>
        <text:list-item>
          <text:p text:style-name="P5">une visualisation sur carte </text:p>
        </text:list-item>
        <text:list-item>
          <text:p text:style-name="P5">une recherche plein texte</text:p>
        </text:list-item>
        <text:list-item>
          <text:p text:style-name="P5">une exploitation des données textuelles</text:p>
        </text:list-item>
      </text:list>
      <text:p text:style-name="Text_20_body"><text:soft-page-break/></text:p>
      <text:p text:style-name="Text_20_body"/>
      <text:p text:style-name="Standard"/>
      <text:h text:style-name="Heading_20_1" text:outline-level="1">Métadonnées </text:h>
      <text:p text:style-name="Standard"/>
      <text:p text:style-name="Standard"/>
      <text:p text:style-name="Standard"/>
      <text:h text:style-name="Heading_20_2" text:outline-level="2">Édition et publication </text:h>
      <text:p text:style-name="Standard"/>
      <text:p text:style-name="Standard"/>
      <text:p text:style-name="Standard">Pour le début du schéma, reprendre en partie : <text:span text:style-name="xmlc">&lt;titleStmt&gt;</text:span> , <text:span text:style-name="xmlc">&lt;editionStmt&gt;</text:span> et <text:span text:style-name="xmlc">&lt; </text:span><text:span text:style-name="xmlc">publicationStmt</text:span><text:span text:style-name="xmlc">&gt;</text:span> dans le <text:span text:style-name="xmlc">&lt;fileDesc&gt;</text:span> du TEI header Obvil.</text:p>
      <text:p text:style-name="Standard"/>
      <text:h text:style-name="Heading_20_3" text:outline-level="3">Identifiant unique d'une lettre</text:h>
      <text:p text:style-name="Standard"/>
      <text:p text:style-name="P1">/teiHeader/fileDesc/<text:span text:style-name="xmlc">publicationStmt/</text:span></text:p>
      <text:p text:style-name="Standard"/>
      <text:list xml:id="list6452901288753338268" text:style-name="L2">
        <text:list-item>
          <text:p text:style-name="P7"><text:span text:style-name="xmlc">&lt;idno&gt;</text:span> identifiant unique d'une lettre (url de la lettre)</text:p>
        </text:list-item>
      </text:list>
      <text:p text:style-name="Standard"/>
      <text:p text:style-name="Standard"/>
      <text:h text:style-name="Heading_20_3" text:outline-level="3">mise à jour du fichier</text:h>
      <text:p text:style-name="P1"/>
      <text:p text:style-name="P1">/teiHeader/revisionDesc/</text:p>
      <text:p text:style-name="P1"/>
      <text:p text:style-name="P1"/>
      <text:list xml:id="list4334348871864163845" text:style-name="L3">
        <text:list-item>
          <text:p text:style-name="P8"><text:span text:style-name="T1">&lt;change&gt; </text:span>permet de notifier les modifications effectuées sur la structure d'un fichier (ajout d'une balise, d'un attribut...)</text:p>
          <text:list>
            <text:list-item>
              <text:p text:style-name="P8"><text:span text:style-name="xmlc">@who</text:span> permet de dire qui a effectué la modification</text:p>
            </text:list-item>
            <text:list-item>
              <text:p text:style-name="P8"><text:span text:style-name="xmlc">@when</text:span> permet de dater la modification (format date accepté : année-mois-jour)</text:p>
            </text:list-item>
          </text:list>
        </text:list-item>
      </text:list>
      <text:p text:style-name="Standard"/>
      <text:h text:style-name="Heading_20_3" text:outline-level="3">Principes et choix de transcription</text:h>
      <text:p text:style-name="P1"/>
      <text:p text:style-name="P1">/teiHeader/encodingDesc/</text:p>
      <text:p text:style-name="Standard"/>
      <text:p text:style-name="P1"/>
      <text:list xml:id="list85151291318251058" text:style-name="L4">
        <text:list-item>
          <text:p text:style-name="P9"><text:span text:style-name="T1">&lt;editorialDecl&gt; </text:span>permet de décrire en texte libre avec des balises <text:span text:style-name="xmlc">&lt;p&gt;</text:span></text:p>
        </text:list-item>
      </text:list>
      <text:p text:style-name="Standard"/>
      <text:p text:style-name="Standard"/>
      <text:h text:style-name="Heading_20_2" text:outline-level="2">identification <text:s/></text:h>
      <text:p text:style-name="Standard"/>
      <text:p text:style-name="Standard"/>
      <text:p text:style-name="Standard"/>
      <text:p text:style-name="P1">/teiHeader/fileDesc/sourceDesc/msDesc/msIdentifier</text:p>
      <text:p text:style-name="Standard"><text:soft-page-break/></text:p>
      <text:p text:style-name="P2"/>
      <text:list xml:id="list946243090986466101" text:style-name="L5">
        <text:list-item>
          <text:p text:style-name="P10"><text:span text:style-name="T2">&lt;country&gt; </text:span>pays de conservation du document </text:p>
        </text:list-item>
        <text:list-item>
          <text:p text:style-name="P10"><text:span text:style-name="T2">&lt;settlement&gt; </text:span>ville de conservation du document </text:p>
        </text:list-item>
        <text:list-item>
          <text:p text:style-name="P10"><text:span text:style-name="T1">&lt;institution&gt; </text:span>lieu de conservation du document (université ou bibliothèque)</text:p>
        </text:list-item>
        <text:list-item>
          <text:p text:style-name="P10"><text:span text:style-name="xmlc">&lt;repository&gt;</text:span> département de conservation </text:p>
        </text:list-item>
        <text:list-item>
          <text:p text:style-name="P10"><text:span text:style-name="xmlc">&lt;collection&gt;</text:span> nom de la collection </text:p>
        </text:list-item>
        <text:list-item>
          <text:p text:style-name="P10"><text:span text:style-name="xmlc">&lt;idno&gt;</text:span> référence ou cote du document </text:p>
          <text:list>
            <text:list-item>
              <text:p text:style-name="P10"><text:span text:style-name="xmlc">@type </text:span>pour <text:s/>préciser éventuellement le type ou la nature de la référence (ex. Kalliope)</text:p>
            </text:list-item>
          </text:list>
        </text:list-item>
      </text:list>
      <text:p text:style-name="Standard"/>
      <text:p text:style-name="Standard"/>
      <text:p text:style-name="Standard"/>
      <text:h text:style-name="Heading_20_2" text:outline-level="2">description matérielle </text:h>
      <text:p text:style-name="Standard"/>
      <text:p text:style-name="P1"/>
      <text:p text:style-name="P1"/>
      <text:h text:style-name="Heading_20_3" text:outline-level="3">nature du document<text:span text:style-name="T1"> </text:span></text:h>
      <text:p text:style-name="P1"/>
      <text:p text:style-name="P1">/teiHeader/fileDesc/sourceDesc/msDesc/physicDesc/</text:p>
      <text:p text:style-name="Standard"/>
      <text:p text:style-name="Standard"/>
      <text:list xml:id="list994321186845273683" text:style-name="L6">
        <text:list-item>
          <text:p text:style-name="P11"><text:span text:style-name="xmlc">&lt;objectDesc&gt;</text:span> permet de renseigner des détails sur la matérialité du document de correspondance </text:p>
          <text:list>
            <text:list-item>
              <text:p text:style-name="P11"><text:span text:style-name="xmlc">@form</text:span> permet de préciser le type de document de correspondance </text:p>
              <text:list>
                <text:list-item>
                  <text:p text:style-name="P11">valeurs possibles : <text:span text:style-name="xmlc">"letter"| "telegram "| "billet " | " postcard "...(propositions)</text:span></text:p>
                </text:list-item>
              </text:list>
            </text:list-item>
          </text:list>
        </text:list-item>
      </text:list>
      <text:p text:style-name="Standard"/>
      <text:p text:style-name="Standard"/>
      <text:h text:style-name="Heading_20_3" text:outline-level="3">nombre de pages</text:h>
      <text:p text:style-name="Standard"/>
      <text:p text:style-name="P1">/teiHeader/fileDesc/sourceDesc/msDesc/physicDesc/objectDesc/supportDesc/extent/</text:p>
      <text:p text:style-name="Standard"/>
      <text:list xml:id="list7959669762484417587" text:style-name="L7">
        <text:list-item>
          <text:p text:style-name="P12"><text:span text:style-name="xmlc">&lt;measure&gt;</text:span> permet de renseigner le nombre de pages</text:p>
          <text:list>
            <text:list-item>
              <text:p text:style-name="P12"><text:span text:style-name="xmlc">@type</text:span> [obligatoire] type de mesure</text:p>
              <text:list>
                <text:list-item>
                  <text:p text:style-name="P12">valeurs [fermée]:<text:span text:style-name="xmlc"> " page "</text:span></text:p>
                </text:list-item>
              </text:list>
            </text:list-item>
          </text:list>
        </text:list-item>
      </text:list>
      <text:p text:style-name="Standard"/>
      <text:p text:style-name="Standard"/>
      <text:h text:style-name="P6" text:outline-level="3">état de conservation document</text:h>
      <text:p text:style-name="Standard"/>
      <text:p text:style-name="P1">/teiHeader/fileDesc/sourceDesc/msDesc/physicDesc/objectDesc/supportDesc/</text:p>
      <text:p text:style-name="P1"/>
      <text:list xml:id="list7436282587307098728" text:style-name="L8">
        <text:list-item>
          <text:p text:style-name="P13"><text:span text:style-name="xmlc">&lt;condition&gt;</text:span> permet de renseigner en texte libre l'état de conservation du document </text:p>
        </text:list-item>
      </text:list>
      <text:p text:style-name="Standard"/>
      <text:p text:style-name="Standard"/>
      <text:h text:style-name="Heading_20_3" text:outline-level="3">objets, pièces et documents joints</text:h>
      <text:p text:style-name="Standard"/>
      <text:p text:style-name="P1"><text:soft-page-break/>/teiHeader/fileDesc/sourceDesc/msDesc/physicDesc/</text:p>
      <text:p text:style-name="P1"/>
      <text:list xml:id="list2702589362047114894" text:style-name="L9">
        <text:list-item>
          <text:p text:style-name="P14"><text:span text:style-name="T1">&lt;accMat&gt; </text:span>permet de décrire en texte libre la ou les pièces jointes à une lettre</text:p>
        </text:list-item>
      </text:list>
      <text:p text:style-name="Standard"/>
      <text:p text:style-name="P3"/>
      <text:p text:style-name="Standard"/>
      <text:h text:style-name="Heading_20_2" text:outline-level="2">résumé ou incipit</text:h>
      <text:p text:style-name="Standard"/>
      <text:p text:style-name="Standard"/>
      <text:p text:style-name="P4"><text:span text:style-name="xml">/teiHeader/fileDesc/sourceDesc/msDesc/msContents/</text:span></text:p>
      <text:p text:style-name="P4"/>
      <text:list xml:id="list8014434079347984086" text:style-name="L10">
        <text:list-item>
          <text:p text:style-name="P15"><text:span text:style-name="xmlc">&lt;summary&gt;</text:span> permet d'écrire en texte libre un résumé de la lettre ou du document</text:p>
        </text:list-item>
      </text:list>
      <text:p text:style-name="P4"/>
      <text:p text:style-name="P4"/>
      <text:p text:style-name="P4"><text:span text:style-name="xml">/teiHeader/fileDesc/sourceDesc/msDesc/msContents/</text:span><text:span text:style-name="xml">msItem/</text:span></text:p>
      <text:p text:style-name="P4"><text:span text:style-name="xml"/></text:p>
      <text:p text:style-name="P4"><text:span text:style-name="xml"/></text:p>
      <text:list xml:id="list5948243208924381981" text:style-name="L11">
        <text:list-item>
          <text:p text:style-name="P16"><text:span text:style-name="xmlc">&lt;incipit&gt;</text:span> permet de rapporter en texte libre l'incipit d'une lettre </text:p>
        </text:list-item>
      </text:list>
      <text:p text:style-name="Standard"/>
      <text:p text:style-name="Standard"/>
      <text:h text:style-name="Heading_20_2" text:outline-level="2">événements et contextes de correspondance (correspDesc)</text:h>
      <text:p text:style-name="Standard"/>
      <text:p text:style-name="Standard"/>
      <text:h text:style-name="Heading_20_3" text:outline-level="3">Événement</text:h>
      <text:p text:style-name="Standard"/>
      <text:p text:style-name="P1">/teiHeader/fileDesc/profileDesc/</text:p>
      <text:p text:style-name="Standard"/>
      <text:list xml:id="list1364455210001717693" text:style-name="L12">
        <text:list-item>
          <text:p text:style-name="P17"><text:span text:style-name="xmlc">&lt;correspDesc&gt;</text:span> [obligatoire] décrit le(s) événement(s) de correspondance d'un document </text:p>
          <text:list>
            <text:list-item>
              <text:p text:style-name="P17"><text:span text:style-name="xmlc">@ref</text:span> [obligatoire] référence vers l'URI de la lettre </text:p>
              <text:p text:style-name="P17"/>
            </text:list-item>
          </text:list>
        </text:list-item>
      </text:list>
      <text:p text:style-name="Standard">L'URI est l'identifiant unique de la lettre, il est également renseigné dans le header (cf <text:span text:style-name="xmlc">&lt;idno&gt;</text:span> dans <text:span text:style-name="xmlc">&lt;publicationStmt&gt;</text:span>)</text:p>
      <text:p text:style-name="Standard"/>
      <text:p text:style-name="Standard"/>
      <text:p text:style-name="P1">/teiHeader/fileDesc/profileDesc/correspDesc/ <text:s/></text:p>
      <text:p text:style-name="P1"/>
      <text:p text:style-name="P1"/>
      <text:list xml:id="list2555010676268113245" text:style-name="L13">
        <text:list-item>
          <text:p text:style-name="P18"><text:span text:style-name="T1">&lt;correspAction&gt; </text:span>[obligatoire] définit les métadonnées d'un événement de correspondance </text:p>
          <text:list>
            <text:list-item>
              <text:p text:style-name="P18"><text:span text:style-name="xmlc">@type</text:span> définit l'action</text:p>
              <text:list>
                <text:list-item>
                  <text:p text:style-name="P18">valeurs [fermées]: </text:p>
                  <text:list>
                    <text:list-header>
                      <text:p text:style-name="P18">-<text:span text:style-name="xmlc">" sent "</text:span> pour une expédition </text:p>
                      <text:p text:style-name="P18">-<text:span text:style-name="xmlc">"</text:span><text:span text:style-name="xmlc"><text:span text:style-name="T3">received</text:span></text:span><text:span text:style-name="xmlc">"</text:span> pour une réception</text:p>
                    </text:list-header>
                  </text:list>
                </text:list-item>
              </text:list>
            </text:list-item>
          </text:list>
        </text:list-item>
      </text:list>
      <text:p text:style-name="Standard"/>
      <text:p text:style-name="Standard"/>
      <text:p text:style-name="Standard">Pour une redirection ou un transfert de lettre il faut utiliser <text:span text:style-name="xmlc">@sortKey</text:span> pour séquencer les actions de correspondances et <text:span text:style-name="xmlc">@subtype</text:span>  pour préciser une action de redirection:</text:p>
      <text:p text:style-name="Standard"/>
      <text:p text:style-name="Standard">action 1 : <text:span text:style-name="T1">&lt;correspAction type= "sent" sortKey= "1 "&gt;</text:span></text:p>
      <text:p text:style-name="Standard">action 2<text:span text:style-name="T1"> : &lt;correspAction type= "sent" subtype= "redirecting " sortKey= "2 "&gt;</text:span></text:p>
      <text:p text:style-name="Standard"><text:soft-page-break/>action 3 : <text:span text:style-name="T1">&lt;correspAction type= "received" subtype= "redirecting " sortKey= "3"&gt;</text:span></text:p>
      <text:p text:style-name="Standard">action 4 : <text:span text:style-name="T1">&lt;correspAction type= "received" subtype= "redirecting " sortKey= "4"&gt;</text:span></text:p>
      <text:p text:style-name="Standard"/>
      <text:p text:style-name="Standard">En résumé pour le <text:span text:style-name="xmlc">&lt;correspAction&gt; </text:span>les attributs possibles sont : <text:span text:style-name="xmlc">@type </text:span>[obligatoire], <text:span text:style-name="xmlc">@subtype </text:span>et<text:span text:style-name="xmlc"> @sortKey</text:span> [facultatifs]</text:p>
      <text:p text:style-name="Standard"/>
      <text:h text:style-name="Heading_20_3" text:outline-level="3">Informations se rapportant à un événement (expéditeur, destinataire...)</text:h>
      <text:p text:style-name="Standard"/>
      <text:p text:style-name="P1">/teiHeader/fileDesc/profileDesc/correspDesc/correspAction</text:p>
      <text:p text:style-name="Standard"/>
      <text:p text:style-name="Standard"/>
      <text:list xml:id="list867451291016273911" text:style-name="L14">
        <text:list-item>
          <text:p text:style-name="P19"><text:span text:style-name="xmlc">&lt;persName&gt;</text:span> nom de l'expéditeur/destinataire</text:p>
          <text:list>
            <text:list-item>
              <text:p text:style-name="P19"><text:span text:style-name="xmlc">@xml:id</text:span> pour créer un identifiant unique pour l'expéditeur/destinataire </text:p>
            </text:list-item>
            <text:list-item>
              <text:p text:style-name="P19"><text:span text:style-name="xmlc">@key</text:span> pour identifier par un moyen externe (ex nom normalisé d'une base de données) une entité nommée (ex. <text:span text:style-name="xmlc">&lt;persName key= "Hugo, Victor (1802-1885) "</text:span>)</text:p>
            </text:list-item>
            <text:list-item>
              <text:p text:style-name="P19"><text:span text:style-name="xmlc">@ref</text:span> pour localiser via URL la définition complète d'une entité nommée </text:p>
            </text:list-item>
          </text:list>
        </text:list-item>
      </text:list>
      <text:p text:style-name="Standard"><text:span text:style-name="xmlc"/></text:p>
      <text:p text:style-name="Standard">Ex. <text:span text:style-name="xmlc">&lt;persName xml:id= " author005" key= "Hugo, Victor (1802-1885) " ref= "</text:span><text:a xlink:type="simple" xlink:href="http://www.idref.fr/026927608" text:style-name="Internet_20_link" text:visited-style-name="Visited_20_Internet_20_Link"><text:span text:style-name="xmlc">http://www.idref.fr/026927608</text:span></text:a><text:span text:style-name="xmlc"> "&gt; V. Hugo &lt;persName&gt;</text:span></text:p>
      <text:p text:style-name="Standard"/>
      <text:p text:style-name="Standard">Les identifiants uniques externes de noms de personnes peuvent appartenir à des bases de données faisant autorité, celles acceptées actuellement pour une compatibilité CMIF sont : <text:s/>GND, VIAF, Data.bnf, the Library of Congress (LC), and the National Diet Library (NDL)</text:p>
      <text:list xml:id="list36785889" text:continue-numbering="true" text:style-name="L14">
        <text:list-header>
          <text:p text:style-name="P19"/>
        </text:list-header>
        <text:list-item>
          <text:p text:style-name="P19"><text:span text:style-name="xmlc">&lt;placeName&gt;</text:span> lieu de l'expéditeur/destinataire</text:p>
          <text:list>
            <text:list-item>
              <text:p text:style-name="P19"><text:span text:style-name="xmlc">@xml:id</text:span> pour créer un identifiant unique pour le lieu d'expédition/réception</text:p>
            </text:list-item>
            <text:list-item>
              <text:p text:style-name="P19"><text:span text:style-name="xmlc">@key</text:span> pour identifier par un moyen externe (ex nom normalisé d'une base de données) une entité nommée</text:p>
            </text:list-item>
            <text:list-item>
              <text:p text:style-name="P19"><text:span text:style-name="xmlc">@ref</text:span> pour localiser via URL la définition complète d'une entité nommée </text:p>
            </text:list-item>
          </text:list>
        </text:list-item>
      </text:list>
      <text:p text:style-name="Standard"/>
      <text:p text:style-name="Standard">Les identifiants uniques externes de noms de personnes peuvent appartenir à des bases de données faisant autorité, celles acceptée actuellement pour une compatibilité CMIF: <text:s/>GeoNames</text:p>
      <text:p text:style-name="Standard"/>
      <text:list xml:id="list4591139036826316638" text:style-name="L15">
        <text:list-item>
          <text:p text:style-name="P20"><text:span text:style-name="xml">&lt;orgName&gt;</text:span> nom d'institution, d'entreprise..(si pas de <text:span text:style-name="xmlc">&lt;persName&gt;</text:span>)</text:p>
        </text:list-item>
      </text:list>
      <text:p text:style-name="Standard"/>
      <text:list xml:id="list36807410" text:continue-list="list36785889" text:style-name="L14">
        <text:list-item>
          <text:p text:style-name="P19"><text:span text:style-name="xmlc">&lt;date&gt;</text:span> date d'expédition/réception</text:p>
          <text:list>
            <text:list-item>
              <text:p text:style-name="P19"><text:span text:style-name="xmlc">@when</text:span> <text:tab/>date exacte de l'événement sous une forme normalisée, aaaa-mm-jj, (ex. <text:span text:style-name="xmlc">" 2001-01-01 "</text:span>)</text:p>
            </text:list-item>
            <text:list-item>
              <text:p text:style-name="P19"><text:span text:style-name="xmlc">@notBefore</text:span> <text:tab/>date la plus ancienne de l'événement sous une forme normalisée, (ex. <text:span text:style-name="xmlc">" 2001-01-01 "</text:span>)</text:p>
            </text:list-item>
            <text:list-item>
              <text:p text:style-name="P19"><text:span text:style-name="xmlc">@notAfter</text:span> <text:tab/>date la plus récente de l'événement sous une forme normalisée, aaaa-mm-jj, (ex. <text:span text:style-name="xmlc">" 2001-01-01 "</text:span>)</text:p>
            </text:list-item>
            <text:list-item>
              <text:p text:style-name="P19"><text:span text:style-name="xmlc">@resp</text:span> <text:s/><text:tab/>indique l'éditeur ou transcripteur responsable de l'intervention ou de l'interprétation</text:p>
            </text:list-item>
            <text:list-item>
              <text:p text:style-name="P19"><text:span text:style-name="xmlc">@cert </text:span><text:s/><text:tab/>donne le degré de certitude associée à l'intervention ou à l'interprétation de l'éditeur ou transcripteur </text:p>
            </text:list-item>
          </text:list>
        </text:list-item>
      </text:list>
      <text:p text:style-name="Standard"/>
      <text:p text:style-name="Standard"/>
      <text:p text:style-name="Standard"/>
      <text:p text:style-name="Standard"/>
      <text:p text:style-name="Standard"><text:soft-page-break/></text:p>
      <text:h text:style-name="Heading_20_3" text:outline-level="3">contextes de correspondance (correspDesc)</text:h>
      <text:p text:style-name="Standard"/>
      <text:p text:style-name="P1">/teiHeader/fileDesc/profileDesc/correspDesc/correspContext</text:p>
      <text:p text:style-name="P1"/>
      <text:list xml:id="list6253986931707807106" text:style-name="L16">
        <text:list-item>
          <text:p text:style-name="P21"><text:span text:style-name="xmlc"><text:span text:style-name="T3">&lt;ref&gt; </text:span></text:span>pour référencer les lettres qui précèdent ou suivent dans la correspondance </text:p>
          <text:list>
            <text:list-item>
              <text:p text:style-name="P21"><text:span text:style-name="xmlc">@type</text:span> pour le type de contexte </text:p>
              <text:list>
                <text:list-item>
                  <text:p text:style-name="P21">valeurs [fermées]: </text:p>
                </text:list-item>
              </text:list>
            </text:list-item>
          </text:list>
        </text:list-item>
      </text:list>
      <text:list xml:id="list1953837704004332249" text:style-name="L17">
        <text:list-item>
          <text:list>
            <text:list-item>
              <text:list>
                <text:list-item>
                  <text:list>
                    <text:list-item>
                      <text:p text:style-name="P22"><text:span text:style-name="xmlc">" next "</text:span> <text:s/>référence vers la lettre suivante du même expéditeur <text:s/></text:p>
                    </text:list-item>
                    <text:list-item>
                      <text:p text:style-name="P22"><text:span text:style-name="xmlc">" prev "</text:span> <text:s/>référence vers la lettre précédente du même expéditeur</text:p>
                    </text:list-item>
                    <text:list-item>
                      <text:p text:style-name="P22"><text:span text:style-name="xmlc">" replyTo "</text:span> référence vers la lettre à laquelle la lettre encodée répond</text:p>
                    </text:list-item>
                    <text:list-item>
                      <text:p text:style-name="P22"><text:span text:style-name="xmlc">" repliedBy "</text:span> référence vers la lettre qui répond à la lettre encodée </text:p>
                    </text:list-item>
                  </text:list>
                </text:list-item>
              </text:list>
            </text:list-item>
          </text:list>
        </text:list-item>
      </text:list>
      <text:list xml:id="list5968943975645612688" text:style-name="L18">
        <text:list-item>
          <text:list>
            <text:list-item>
              <text:p text:style-name="P23"><text:span text:style-name="xmlc">@target</text:span> <text:s/>lien vers la lettre auquel le contexte fait référence </text:p>
            </text:list-item>
          </text:list>
        </text:list-item>
      </text:list>
      <text:p text:style-name="Standard"/>
      <text:p text:style-name="Standard"/>
      <text:p text:style-name="Standard">Il peut y avoir autant de balises <text:span text:style-name="xmlc">&lt;ref&gt;</text:span> que de références que l'on souhaite renseigner </text:p>
      <text:p text:style-name="Standard"/>
      <text:h text:style-name="Heading_20_2" text:outline-level="2">relations entre correspondants </text:h>
      <text:p text:style-name="P1"/>
      <text:p text:style-name="P1">/teiHeader/fileDesc/profileDesc/particDesc/listPerson/</text:p>
      <text:p text:style-name="P1"/>
      <text:list xml:id="list451669546893224842" text:style-name="L19">
        <text:list-item>
          <text:p text:style-name="P24"><text:span text:style-name="T1">&lt;person&gt; <text:s/></text:span>pour déclarer une personne </text:p>
          <text:list>
            <text:list-item>
              <text:p text:style-name="P24"><text:span text:style-name="T1">@sameAs </text:span><text:s/>pour identifier un des correspondants identifiés dans un des <text:span text:style-name="T1"><text:s/>&lt;correspAction&gt;. </text:span>(Ex. <text:s/><text:span text:style-name="xmlc">&lt;person sameAs = "#id_expediteur "&gt;</text:span>)</text:p>
            </text:list-item>
            <text:list-item>
              <text:p text:style-name="P24"><text:span text:style-name="T1">@sex </text:span>pour préciser le sexe du correspondant </text:p>
            </text:list-item>
            <text:list-item>
              <text:p text:style-name="P24"><text:span text:style-name="xmlc">@role</text:span> pour préciser la fonction, le métier du correspondant </text:p>
            </text:list-item>
            <text:list-item>
              <text:p text:style-name="P24"><text:span text:style-name="xmlc">@age</text:span> <text:s/>pour préciser l'âge du correspondant </text:p>
            </text:list-item>
          </text:list>
        </text:list-item>
      </text:list>
      <text:p text:style-name="Standard"/>
      <text:p text:style-name="Standard"/>
      <text:list xml:id="list36816949" text:continue-numbering="true" text:style-name="L19">
        <text:list-item>
          <text:p text:style-name="P24"><text:span text:style-name="xmlc">&lt;relation&gt;</text:span> pour décrire la relation entre plusieurs correspondants </text:p>
          <text:list>
            <text:list-item>
              <text:p text:style-name="P24"><text:span text:style-name="xmlc">@type</text:span> pour le type de la relation (Ex. <text:span text:style-name="xmlc">"social"| "personal" </text:span>)</text:p>
            </text:list-item>
            <text:list-item>
              <text:p text:style-name="P24"><text:span text:style-name="xmlc">@name</text:span> <text:s/>pour donner un nom de relation (Ex. <text:span text:style-name="xmlc">" spouse "| " friend " |" supervisor "| " teacher "</text:span>)</text:p>
            </text:list-item>
            <text:list-item>
              <text:p text:style-name="P24"><text:span text:style-name="xmlc">@mutual</text:span> <text:s/>pour identifier les correspondants entre lesquels la relation est réciproque</text:p>
            </text:list-item>
            <text:list-item>
              <text:p text:style-name="P24"><text:span text:style-name="xmlc">@active</text:span> <text:s/>pour identifier les correspondants actifs dans une relation à sens unique, non mutuelle </text:p>
            </text:list-item>
            <text:list-item>
              <text:p text:style-name="P24"><text:span text:style-name="xmlc">@passive</text:span> <text:s/>pour identifier les correspondants " passifs " dans une relation à sens unique ou non mutuelle. (ne peut s'utiliser que si un <text:span text:style-name="xmlc">@active</text:span> est déjà utilisé)</text:p>
            </text:list-item>
          </text:list>
        </text:list-item>
      </text:list>
      <text:p text:style-name="Standard"/>
      <text:p text:style-name="Standard">Ex. <text:s/>relation mutuelle amicale entre l'expéditeur et le destinataire : </text:p>
      <text:p text:style-name="Standard"><text:span text:style-name="xmlc">&lt;relation type="personal" name="friend" mutual="#id_exped #id_dest"/&gt;</text:span></text:p>
      <text:p text:style-name="Standard"/>
      <text:p text:style-name="Standard">Ex relation hiérarchique entre l'expéditeur en position hiérarchique supérieure au destinataire :</text:p>
      <text:p text:style-name="Standard"><text:span text:style-name="xmlc">&lt;relation type="social" name="supervisor" active="#id_exped " passive = "#id_dest"/&gt;</text:span></text:p>
      <text:h text:style-name="Heading_20_2" text:outline-level="2">classification du document de correspondance </text:h>
      <text:p text:style-name="Standard"/>
      <text:p text:style-name="Standard"/>
      <text:p text:style-name="P1">/teiHeader/fileDesc/profileDesc/textClass</text:p>
      <text:p text:style-name="Standard"/>
      <text:p text:style-name="Standard"><text:soft-page-break/></text:p>
      <text:list xml:id="list4712183921662913140" text:style-name="L20">
        <text:list-item>
          <text:p text:style-name="P26"><text:span text:style-name="xmlc">&lt;keywords&gt;</text:span><text:tab/>contient un ou plusieurs mots-clés <text:span text:style-name="xmlc">&lt;term&gt;</text:span> décrivant la nature d'un texte </text:p>
          <text:list>
            <text:list-item>
              <text:p text:style-name="P26"><text:span text:style-name="xmlc">@scheme</text:span> <text:s/>désigne la liste de mots-clés ou le thesaurus utilisé (ex. <text:span text:style-name="xmlc">scheme= "RAMEAU"</text:span>) </text:p>
            </text:list-item>
          </text:list>
        </text:list-item>
      </text:list>
      <text:p text:style-name="Standard"/>
      <text:list xml:id="list36811145" text:continue-numbering="true" text:style-name="L20">
        <text:list-item>
          <text:p text:style-name="P26"><text:span text:style-name="xmlc">&lt;term&gt;</text:span> balise contenu dans<text:span text:style-name="xmlc"> &lt;keywords&gt;</text:span> et décrivant un mot-clé ou un thème</text:p>
        </text:list-item>
      </text:list>
      <text:p text:style-name="Standard"/>
      <text:p text:style-name="Standard"/>
      <text:p text:style-name="Standard"/>
      <text:p text:style-name="Standard"/>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8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style:text-underline-style="solid" style:text-underline-width="auto" style:text-underline-color="font-color" fo:font-weight="normal" style:font-size-asian="14pt" style:font-weight-asian="bold" style:font-size-complex="14pt" style:font-weight-complex="bold"/>
    </style:style>
    <style:style style:name="Default" style:family="paragraph" style:parent-style-name="Standard">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xmlc" style:family="text" style:parent-style-name="Source_20_Text">
      <style:text-properties style:font-name="Times New Roman2" fo:font-size="10pt" fo:font-style="italic" style:font-name-asian="NSimSun" style:font-name-complex="Courier New"/>
    </style:style>
    <style:style style:name="xml" style:family="text">
      <style:text-properties fo:font-size="10pt" fo:font-style="italic"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 N</meta:initial-creator>
    <meta:creation-date>2019-07-16T11:16:15.17</meta:creation-date>
    <dc:date>2019-07-19T16:59:40.02</dc:date>
    <dc:creator>Luc N</dc:creator>
    <meta:editing-duration>PT18H31M31S</meta:editing-duration>
    <meta:editing-cycles>178</meta:editing-cycles>
    <meta:generator>OpenOffice/4.1.3$Win32 OpenOffice.org_project/413m1$Build-9783</meta:generator>
    <meta:document-statistic meta:table-count="0" meta:image-count="0" meta:object-count="0" meta:page-count="8" meta:paragraph-count="139" meta:word-count="1325" meta:character-count="9340"/>
  </office:meta>
</office:document-meta>
</file>